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fo:color="#2a6099" loext:opacity="100%" fo:font-size="13pt" fo:font-weight="bold" officeooo:rsid="000a57d8" officeooo:paragraph-rsid="000a57d8" style:font-size-asian="13pt" style:font-weight-asian="bold" style:font-size-complex="13pt" style:font-weight-complex="bold"/>
    </style:style>
    <style:style style:name="P2" style:family="paragraph" style:parent-style-name="Standard">
      <style:text-properties fo:font-size="13pt" officeooo:rsid="000a57d8" officeooo:paragraph-rsid="000a57d8" style:font-size-asian="13pt" style:font-size-complex="13pt"/>
    </style:style>
    <style:style style:name="P3" style:family="paragraph" style:parent-style-name="Standard">
      <style:text-properties fo:font-size="13pt" officeooo:rsid="000a57d8" officeooo:paragraph-rsid="000c7a88" style:font-size-asian="13pt" style:font-size-complex="13pt"/>
    </style:style>
    <style:style style:name="P4" style:family="paragraph" style:parent-style-name="Standard">
      <style:text-properties fo:font-size="13pt" officeooo:rsid="000c7a88" officeooo:paragraph-rsid="000c7a88" style:font-size-asian="13pt" style:font-size-complex="13pt"/>
    </style:style>
    <style:style style:name="P5" style:family="paragraph" style:parent-style-name="Standard">
      <style:text-properties fo:font-size="13pt" officeooo:rsid="000a57d8" officeooo:paragraph-rsid="000a57d8" fo:background-color="#000000" style:font-size-asian="13pt" style:font-size-complex="13pt"/>
    </style:style>
    <style:style style:name="P6" style:family="paragraph" style:parent-style-name="Text_20_body">
      <style:text-properties fo:font-size="13pt" officeooo:paragraph-rsid="000a57d8" style:font-size-asian="13pt" style:font-size-complex="13pt"/>
    </style:style>
    <style:style style:name="P7" style:family="paragraph" style:parent-style-name="Text_20_body">
      <style:text-properties fo:font-size="13pt" officeooo:rsid="000a57d8" officeooo:paragraph-rsid="000a57d8" style:font-size-asian="13pt" style:font-size-complex="13pt"/>
    </style:style>
    <style:style style:name="P8" style:family="paragraph" style:parent-style-name="Text_20_body">
      <style:text-properties fo:font-size="13pt" officeooo:rsid="000c7a88" officeooo:paragraph-rsid="000c7a88" style:font-size-asian="13pt" style:font-size-complex="13pt"/>
    </style:style>
    <style:style style:name="P9" style:family="paragraph" style:parent-style-name="Text_20_body">
      <style:text-properties fo:font-size="13pt" fo:font-weight="bold" officeooo:paragraph-rsid="000a57d8" style:font-size-asian="13pt" style:font-weight-asian="bold" style:font-size-complex="13pt" style:font-weight-complex="bold"/>
    </style:style>
    <style:style style:name="P10" style:family="paragraph" style:parent-style-name="Text_20_body">
      <style:text-properties fo:font-size="13pt" officeooo:paragraph-rsid="000a57d8" fo:background-color="#000000" style:font-size-asian="13pt" style:font-size-complex="13pt"/>
    </style:style>
    <style:style style:name="T1" style:family="text">
      <style:text-properties officeooo:rsid="000a57d8"/>
    </style:style>
    <style:style style:name="T2" style:family="text">
      <style:text-properties officeooo:rsid="000c7a88"/>
    </style:style>
    <style:style style:name="T3" style:family="text">
      <style:text-properties fo:background-color="#000000" loext:char-shading-value="0"/>
    </style:style>
    <style:style style:name="T4" style:family="text">
      <style:text-properties fo:background-color="#000000" loext:char-shading-value="0"/>
    </style:style>
    <style:style style:name="T5" style:family="text">
      <style:text-properties fo:background-color="#ffff00" loext:char-shading-value="0"/>
    </style:style>
    <style:style style:name="T6"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KING CHANGES TO THE DEPLOYED TELEGRAM BOT: QUICK GUIDE</text:p>
      <text:p text:style-name="P2"/>
      <text:p text:style-name="P6">To modify the running bot code on the DigitalOcean server, follow these steps:</text:p>
      <text:p text:style-name="P9">1. Access the Server:</text:p>
      <text:p text:style-name="P6">SSH into the DigitalOcean server where the bot is running:</text:p>
      <text:p text:style-name="P6"/>
      <text:p text:style-name="P10">ssh root@your_server_ip</text:p>
      <text:p text:style-name="P7">e.g. <text:span text:style-name="T4">ssh root@159.65.3.16</text:span></text:p>
      <text:p text:style-name="P7">This will prompt you to enter your password. As you enter it, what you are typing may not show on the screen, but the keys are registering nonetheless. When you are done press Enter. If the password was entered correctly you should now be inside the server’s terminal. Here, you can enter commands to do different things.</text:p>
      <text:p text:style-name="P7"/>
      <text:p text:style-name="P9">2. Navigate to the Bot Directory:</text:p>
      <text:p text:style-name="P6">Go to the directory where the bot code is located:</text:p>
      <text:p text:style-name="P7">Type this </text:p>
      <text:p text:style-name="P10">cd footbot</text:p>
      <text:p text:style-name="P7">and press enter (cd stands for change directory. “cd footbot” means ‘enter the directory named footbot’)</text:p>
      <text:p text:style-name="P6"/>
      <text:p text:style-name="P9">3. Edit the Code:</text:p>
      <text:p text:style-name="P6"><text:span text:style-name="T2">T</text:span>o edit `bot.py`, <text:span text:style-name="T2">which is the name of the file containing the code for the bot, enter this command:</text:span></text:p>
      <text:p text:style-name="P6"/>
      <text:p text:style-name="P10">nano bot.py</text:p>
      <text:p text:style-name="P6"/>
      <text:p text:style-name="P8">It will open up the actual Python code of the bot, and you can use the blinking cursor to edit the code. You can use the arrow key to navigate to where you want to make edits. </text:p>
      <text:p text:style-name="P8">Tip: When the cursor is blinking at a letter, the edit you enter (whether an addition or deletion) will go to the position just before the letter, not the letter where the cursor is currently blinking.</text:p>
      <text:p text:style-name="P6">Make your changes and save the file <text:span text:style-name="T2">by</text:span> <text:span text:style-name="T2">c</text:span><text:span text:style-name="T1">lick</text:span><text:span text:style-name="T2">ing</text:span><text:span text:style-name="T1"> Ctrl+X, then press Y to accept saving the changes, then press Enter. This should return you to the main terminal where you can continue entering more commands.</text:span></text:p>
      <text:p text:style-name="P9"><text:soft-page-break/></text:p>
      <text:p text:style-name="P9">4. Restart the Bot Service:</text:p>
      <text:p text:style-name="P6">After making changes, you need to restart the bot service to apply the changes:</text:p>
      <text:p text:style-name="P6"/>
      <text:p text:style-name="P10">sudo systemctl restart telegrambot</text:p>
      <text:p text:style-name="P6"/>
      <text:p text:style-name="P9">5. Check the Status:</text:p>
      <text:p text:style-name="P6">Ensure the bot service is running correctly after the restart:</text:p>
      <text:p text:style-name="P6"/>
      <text:p text:style-name="P6"><text:span text:style-name="T4">sudo systemctl status telegrambot</text:span></text:p>
      <text:p text:style-name="P7"/>
      <text:p text:style-name="P7">When the bot is running <text:span text:style-name="T2">successfully</text:span>, you will see a response that looks like this when you check the status:</text:p>
      <text:p text:style-name="P7"/>
      <text:p text:style-name="P5">(footbot) root@ubuntu-s-1vcpu-512mb-10gb-sgp1-01:~/footbot# sudo systemctl daemon-reload</text:p>
      <text:p text:style-name="P5">(footbot) root@ubuntu-s-1vcpu-512mb-10gb-sgp1-01:~/footbot# sudo systemctl restart telegrambot</text:p>
      <text:p text:style-name="P5">(footbot) root@ubuntu-s-1vcpu-512mb-10gb-sgp1-01:~/footbot# sudo systemctl status telegrambot</text:p>
      <text:p text:style-name="P5">● telegrambot.service - Telegram Bot Service</text:p>
      <text:p text:style-name="P5"><text:s text:c="5"/>Loaded: loaded (/etc/systemd/system/telegrambot.service; enabled; preset: enabled)</text:p>
      <text:p text:style-name="P5"><text:s text:c="5"/>Active: active (running) since Tue 2024-08-06 08:47:49 UTC; 8s ago <text:span text:style-name="T6"><text:s text:c="3"/></text:span><text:span text:style-name="T5">&lt;&lt;&lt;&lt;</text:span></text:p>
      <text:p text:style-name="P5"><text:s text:c="3"/>Main PID: 75405 (python)</text:p>
      <text:p text:style-name="P5"><text:s text:c="6"/>Tasks: 1 (limit: 509)</text:p>
      <text:p text:style-name="P5"><text:s text:c="5"/>Memory: 29.0M (peak: 29.0M)</text:p>
      <text:p text:style-name="P5"><text:s text:c="8"/>CPU: 709ms</text:p>
      <text:p text:style-name="P5"><text:s text:c="5"/>CGroup: /system.slice/telegrambot.service</text:p>
      <text:p text:style-name="P5"><text:s text:c="13"/>└─75405 /root/.local/share/virtualenvs/footbot-EodrphFs/bin/python /root/footbot/bot.py</text:p>
      <text:p text:style-name="P5"/>
      <text:p text:style-name="P5">Aug 06 08:47:49 ubuntu-s-1vcpu-512mb-10gb-sgp1-01 systemd[1]: Started telegrambot.service - Telegram Bot Service.</text:p>
      <text:p text:style-name="P5"/>
      <text:p text:style-name="P2"/>
      <text:p text:style-name="P4">You can now simply exit the terminal by closing it. </text:p>
      <text:p text:style-name="P3"><text:span text:style-name="T2">Finally, here’s a u</text:span>seful command to get information on logs and errors <text:span text:style-name="T2">(just in case)</text:span>: </text:p>
      <text:p text:style-name="P3"><text:span text:style-name="T4">sudo journalctl -u telegrambot.service -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06T11:28:09.471300037</meta:creation-date>
    <dc:date>2024-08-06T12:12:58.338466305</dc:date>
    <meta:editing-duration>PT10M39S</meta:editing-duration>
    <meta:editing-cycles>2</meta:editing-cycles>
    <meta:generator>LibreOffice/24.2.4.2$Linux_X86_64 LibreOffice_project/420$Build-2</meta:generator>
    <meta:document-statistic meta:table-count="0" meta:image-count="0" meta:object-count="0" meta:page-count="2" meta:paragraph-count="41" meta:word-count="429" meta:character-count="2893" meta:non-whitespace-character-count="2448"/>
  </office:meta>
</office:document-meta>
</file>